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y ihr Lieben, </text:p>
      <text:p text:style-name="Text_20_body">schön, dass ihr wieder da seid. Ich bin Luisa. Heute rede ich über ein Thema, das in Deutschland ganz normal ist, aber für viele vielleicht ein bisschen komisch klingt. Es geht um FKK, also Freikörperkultur. Was das IST und warum viele Deutsche es beim Schwimmen mögen, erzähle ich euch JETZT! </text:p>
      <text:p text:style-name="P1">FKK bedeutet, dass man ohne KLEIDUNG, also nackt, schwimmt oder sich sonnt. Viele Menschen in Deutschland machen das GERNE. Sie sagen, dass es sich FREI und NATÜRLICH anfühlt. Man fühlt sich der Natur näher, weil es keine Kleidung gibt, die stören kann. </text:p>
      <text:p text:style-name="P1"/>
      <text:p text:style-name="P1">In Deutschland gibt es viele ORTE, wo man FKK MACHEN kann. Es gibt spezielle FKK-STRÄNDE, zum Beispiel an der Ostsee und Nordsee. Aber auch in Schwimmbädern und an Seen gibt es oft FKK-Bereiche. Dort sind alle nackt, und das ist GANZ normal. Viele sagen auch, dass FKK gut für die HAUT ist, weil sie mehr frische Luft und Sonne bekommt. </text:p>
      <text:p text:style-name="P1"/>
      <text:p text:style-name="P1">Wenn du FKK machst, gibt es ein paar REGELN: Zum Beispiel sollte man immer respektvoll sein und andere Leute nicht anstarren. Jeder soll sich wohlfühlen! Und man sollte wohl nur an Orten FKK machen, wo es erlaubt ist. Sonst könnte man Ärger bekommen. </text:p>
      <text:p text:style-name="P1"/>
      <text:p text:style-name="P2">Das war’s für heute. Was denkt IHR über FKK? Habt ihr es schonmal gemacht? Würdet ihr es mal ausprobiern? Schreibt mir eure Meinung in die Kommentare! </text:p>
      <text:p text:style-name="Text_20_body">Und wenn ihr wollt, findet ihr den Text zu diesem Video mit Übersetzung und Quiz über den Link in der Videobeschreibung. </text:p>
      <text:p text:style-name="Text_20_body">Danke fürs Zuhörn - bis bald!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2:15:48.558000000</meta:creation-date>
    <dc:date>2024-10-25T14:39:15.486000000</dc:date>
    <meta:editing-duration>PT1H43M31S</meta:editing-duration>
    <meta:editing-cycles>1</meta:editing-cycles>
    <meta:document-statistic meta:table-count="0" meta:image-count="0" meta:object-count="0" meta:page-count="1" meta:paragraph-count="8" meta:word-count="251" meta:character-count="1454" meta:non-whitespace-character-count="1203"/>
    <meta:generator>LibreOffice/24.8.2.1$Windows_X86_64 LibreOffice_project/0f794b6e29741098670a3b95d60478a65d05ef13</meta:generator>
  </office:meta>
</office:document-meta>
</file>